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ffffff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7cm" svg:height="1.1cm" svg:x="1.1cm" svg:y="8.8cm">
          <text:p text:style-name="P1"><text:span text:style-name="T1">Se leyo EO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1.1cm" svg:x="6.5cm" svg:y="9.1cm">
          <text:p text:style-name="P1"><text:span text:style-name="T1">¿Hay otro Avion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1.1cm" svg:x="6.8cm" svg:y="4.8cm">
          <text:p text:style-name="P1"><text:span text:style-name="T1">Se obtuvo un av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cm" svg:height="1.1cm" svg:x="9.1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3.5cm" svg:height="1.9cm" svg:x="2.6cm" svg:y="6.5cm">
          <text:p text:style-name="P1"><text:span text:style-name="T2">Leer FIF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4.7cm" svg:height="1.9cm" svg:x="10.8cm" svg:y="5.6cm">
          <text:p text:style-name="P1"><text:span text:style-name="T2">Obtener una pista </text:span></text:p>
          <text:p text:style-name="P1"><text:span text:style-name="T2">Li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3cm" svg:height="1.9cm" svg:x="2.2cm" svg:y="14.1cm">
          <text:p text:style-name="P1"><text:span text:style-name="T2">Liberar Recurs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3cm" svg:height="1.1cm" svg:x="9.8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2cm" svg:y1="3.6cm" svg:x2="4.2cm" svg:y2="6.5cm">
          <text:p/>
        </draw:line>
        <draw:line draw:style-name="gr5" draw:text-style-name="P1" draw:layer="layout" svg:x1="4.4cm" svg:y1="8.4cm" svg:x2="4.3cm" svg:y2="14.1cm">
          <text:p/>
        </draw:line>
        <draw:connector draw:style-name="gr5" draw:text-style-name="P1" draw:layer="layout" draw:type="curve" svg:x1="13.25cm" svg:y1="11.6cm" svg:x2="11.7cm" svg:y2="13.45cm" draw:start-shape="id1" draw:start-glue-point="8" draw:end-shape="id2" draw:end-glue-point="10" svg:d="m13250 11600c0 1234-516 1850-1550 1850" svg:viewBox="0 0 1551 1851">
          <text:p/>
        </draw:connector>
        <draw:connector draw:style-name="gr5" draw:text-style-name="P1" draw:layer="layout" draw:type="curve" svg:x1="5.588cm" svg:y1="6.778cm" svg:x2="11.488cm" svg:y2="5.878cm" draw:start-shape="id3" draw:start-glue-point="11" draw:end-shape="id4" draw:end-glue-point="5" svg:d="m5588 6778c0-2518 5900-2068 5900-900" svg:viewBox="0 0 5901 1838">
          <text:p/>
        </draw:connector>
        <draw:line draw:style-name="gr5" draw:text-style-name="P1" draw:layer="layout" svg:x1="6.4cm" svg:y1="15.3cm" svg:x2="9.7cm" svg:y2="16cm">
          <text:p/>
        </draw:line>
        <draw:custom-shape draw:style-name="gr3" draw:text-style-name="P3" draw:layer="layout" svg:width="4.4cm" svg:height="1.9cm" svg:x="2.2cm" svg:y="1.7cm">
          <text:p text:style-name="P1"><text:span text:style-name="T2">Obtener recurs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1cm" svg:y1="2.5cm" svg:x2="6.6cm" svg:y2="2.6cm">
          <text:p/>
        </draw:line>
        <draw:custom-shape draw:style-name="gr3" draw:text-style-name="P3" xml:id="id2" draw:id="id2" draw:layer="layout" svg:width="4.3cm" svg:height="1.7cm" svg:x="7.4cm" svg:y="12.6cm">
          <text:p text:style-name="P1"><text:span text:style-name="T2">Liberar Pis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4.7cm" svg:height="1.9cm" svg:x="10.9cm" svg:y="9.7cm">
          <text:p text:style-name="P1"><text:span text:style-name="T2">Realizar Pedido</text:span></text:p>
          <text:p text:style-name="P1"><text:span text:style-name="T2">De av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draw:line-skew="-0.501cm" svg:x1="13.15cm" svg:y1="7.5cm" svg:x2="13.25cm" svg:y2="9.7cm" draw:start-shape="id4" draw:end-shape="id1" draw:end-glue-point="4" svg:d="m13150 7500c0 900 100-200 100 2200" svg:viewBox="0 0 101 2201">
          <text:p/>
        </draw:connector>
        <draw:connector draw:style-name="gr5" draw:text-style-name="P1" draw:layer="layout" draw:type="curve" svg:x1="7.4cm" svg:y1="13.45cm" svg:x2="6.1cm" svg:y2="7.45cm" draw:start-shape="id2" draw:end-shape="id3" draw:end-glue-point="10" svg:d="m7400 13450c-973 0-324-6000-1300-6000" svg:viewBox="0 0 1301 6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 </meta:initial-creator>
    <meta:creation-date>2013-10-31T23:45:46.871548851</meta:creation-date>
    <dc:date>2013-11-01T00:30:28.565063709</dc:date>
    <dc:creator>migue </dc:creator>
    <meta:editing-duration>PT33M31S</meta:editing-duration>
    <meta:editing-cycles>3</meta:editing-cycles>
    <meta:generator>LibreOffice/4.1.2.3$Linux_X86_64 LibreOffice_project/410m0$Build-3</meta:generator>
    <meta:document-statistic meta:object-count="19"/>
  </office:meta>
</office:document-meta>
</file>